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2.752cm"/>
    </style:style>
    <style:style style:name="Table1.A1" style:family="table-cell">
      <style:table-cell-properties style:vertical-align="top" fo:padding="0.176cm" fo:border="1pt solid #000000"/>
    </style:style>
    <style:style style:name="Table2" style:family="table">
      <style:table-properties style:width="16.51cm" fo:margin-left="0cm" table:align="left" style:writing-mode="lr-tb"/>
    </style:style>
    <style:style style:name="Table2.A" style:family="table-column">
      <style:table-column-properties style:column-width="2.752cm"/>
    </style:style>
    <style:style style:name="Table2.A1" style:family="table-cell">
      <style:table-cell-properties style:vertical-align="top" fo:padding="0.176cm" fo:border="1pt solid #000000"/>
    </style:style>
    <style:style style:name="Table2.A4" style:family="table-cell">
      <style:table-cell-properties style:vertical-align="top" fo:padding="0.176cm" fo:border-left="1pt solid #000000" fo:border-right="1pt solid #000000" fo:border-top="none" fo:border-bottom="1pt solid #000000"/>
    </style:style>
    <style:style style:name="Table3" style:family="table">
      <style:table-properties style:width="16.51cm" fo:margin-left="0cm" table:align="left" style:writing-mode="lr-tb"/>
    </style:style>
    <style:style style:name="Table3.A" style:family="table-column">
      <style:table-column-properties style:column-width="2.752cm"/>
    </style:style>
    <style:style style:name="Table3.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line-height="115%" fo:break-before="page"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5f49f"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91a2c"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48632"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5f49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91a2c"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b0c54"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c5d56"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a128c"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c5d56"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b0c54" officeooo:paragraph-rsid="000b0c54"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b0c54" officeooo:paragraph-rsid="000c5d56"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2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paragraph-rsid="0003d695"/>
    </style:style>
    <style:style style:name="P2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rsid="00074fbd" officeooo:paragraph-rsid="00074fbd"/>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03d695"/>
    </style:style>
    <style:style style:name="P2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48632" officeooo:paragraph-rsid="00048632"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5f49f"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1a2c"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6652"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b0c54"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c5d56"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b0c54"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c5d56"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c5d56"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96652"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b0c54"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c5d56"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a128c" officeooo:paragraph-rsid="000a128c"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b0c54" officeooo:paragraph-rsid="000b0c54"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b0c54" officeooo:paragraph-rsid="000c5d56"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line-height="115%" fo:break-before="auto" fo:break-after="auto" style:writing-mode="lr-tb"/>
    </style:style>
    <style:style style:name="P47" style:family="paragraph" style:parent-style-name="Standard">
      <style:paragraph-properties fo:line-height="115%" fo:break-before="page" style:writing-mode="lr-tb"/>
      <style:text-properties officeooo:rsid="0005f49f" officeooo:paragraph-rsid="0005f49f"/>
    </style:style>
    <style:style style:name="P48" style:family="paragraph" style:parent-style-name="Standard">
      <style:paragraph-properties fo:line-height="115%" style:writing-mode="lr-tb"/>
      <style:text-properties officeooo:rsid="0005f49f" officeooo:paragraph-rsid="0005f49f"/>
    </style:style>
    <style:style style:name="P49" style:family="paragraph" style:parent-style-name="Standard">
      <style:paragraph-properties fo:line-height="115%" style:writing-mode="lr-tb"/>
      <style:text-properties officeooo:rsid="0005f49f" officeooo:paragraph-rsid="00091a2c"/>
    </style:style>
    <style:style style:name="P50" style:family="paragraph" style:parent-style-name="Standard">
      <style:paragraph-properties fo:line-height="115%" style:writing-mode="lr-tb"/>
      <style:text-properties officeooo:rsid="0005f49f" officeooo:paragraph-rsid="0005f49f" fo:background-color="transparent"/>
    </style:style>
    <style:style style:name="T1"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 fo:font-size="11pt" fo:font-style="normal" style:text-underline-style="none" style:font-name-asian="Arial" style:font-size-asian="11pt" style:font-style-asian="normal" style:font-name-complex="Arial" style:font-size-complex="11pt" style:font-style-complex="normal"/>
    </style:style>
    <style:style style:name="T4" style:family="text">
      <style:text-properties officeooo:rsid="0005f49f"/>
    </style:style>
    <style:style style:name="T5" style:family="text">
      <style:text-properties fo:background-color="#ffff00" loext:char-shading-value="0"/>
    </style:style>
    <style:style style:name="T6" style:family="text">
      <style:text-properties officeooo:rsid="00074fbd"/>
    </style:style>
    <style:style style:name="T7" style:family="text">
      <style:text-properties officeooo:rsid="00091a2c"/>
    </style:style>
    <style:style style:name="T8" style:family="text">
      <style:text-properties officeooo:rsid="00096652"/>
    </style:style>
    <style:style style:name="T9" style:family="text">
      <style:text-properties officeooo:rsid="000a128c"/>
    </style:style>
    <style:style style:name="T10" style:family="text">
      <style:text-properties officeooo:rsid="000c5d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ail Tests</text:p>
      <table:table table:name="Table1" table:style-name="Table1">
        <table:table-column table:style-name="Table1.A" table:number-columns-repeated="6"/>
        <table:table-row>
          <table:table-cell table:style-name="Table1.A1" office:value-type="string">
            <text:p text:style-name="P6">Test</text:p>
          </table:table-cell>
          <table:table-cell table:style-name="Table1.A1" office:value-type="string">
            <text:p text:style-name="P6">Purpose</text:p>
          </table:table-cell>
          <table:table-cell table:style-name="Table1.A1" office:value-type="string">
            <text:p text:style-name="P6">Input</text:p>
          </table:table-cell>
          <table:table-cell table:style-name="Table1.A1" office:value-type="string">
            <text:p text:style-name="P2"><text:span text:style-name="T1">Input Files</text:span></text:p>
          </table:table-cell>
          <table:table-cell table:style-name="Table1.A1" office:value-type="string">
            <text:p text:style-name="P2"><text:span text:style-name="T1">Output Files</text:span></text:p>
          </table:table-cell>
          <table:table-cell table:style-name="Table1.A1" office:value-type="string">
            <text:p text:style-name="P6">Output</text:p>
          </table:table-cell>
        </table:table-row>
        <table:table-row>
          <table:table-cell table:style-name="Table1.A1" office:value-type="string">
            <text:p text:style-name="P2"><text:span text:style-name="T2">Retail-Create</text:span></text:p>
          </table:table-cell>
          <table:table-cell table:style-name="Table1.A1" office:value-type="string">
            <text:p text:style-name="P2"><text:span text:style-name="T2">Test if retail users are allowed to create accounts.</text:span></text:p>
          </table:table-cell>
          <table:table-cell table:style-name="Table1.A1" office:value-type="string">
            <text:p text:style-name="P3">login</text:p>
            <text:p text:style-name="P3">retail</text:p>
            <text:p text:style-name="P3">create</text:p>
            <text:p text:style-name="P3">logout</text:p>
            <text:p text:style-name="P3"/>
            <text:p text:style-name="P3"/>
          </table:table-cell>
          <table:table-cell table:style-name="Table1.A1" office:value-type="string">
            <text:p text:style-name="P2"><text:span text:style-name="T2">current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Rejection of create command as user does not have access.</text:span></text:p>
          </table:table-cell>
        </table:table-row>
        <table:table-row>
          <table:table-cell table:style-name="Table1.A1" office:value-type="string">
            <text:p text:style-name="P2"><text:span text:style-name="T2">Retail-delete</text:span></text:p>
          </table:table-cell>
          <table:table-cell table:style-name="Table1.A1" office:value-type="string">
            <text:p text:style-name="P2"><text:span text:style-name="T2">Test if a retail user is allowed to delete accoutns</text:span></text:p>
          </table:table-cell>
          <table:table-cell table:style-name="Table1.A1" office:value-type="string">
            <text:p text:style-name="P3">login</text:p>
            <text:p text:style-name="P3">retail</text:p>
            <text:p text:style-name="P3">delete</text:p>
            <text:p text:style-name="P3">logout</text:p>
          </table:table-cell>
          <table:table-cell table:style-name="Table1.A1" office:value-type="string">
            <text:p text:style-name="P2"><text:span text:style-name="T2">current accounts file</text:span></text:p>
            <text:p text:style-name="P3"/>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Rejection of delete command as user does not have access.</text:span></text:p>
          </table:table-cell>
        </table:table-row>
        <table:table-row>
          <table:table-cell table:style-name="Table1.A1" office:value-type="string">
            <text:p text:style-name="P3">Retail</text:p>
            <text:p text:style-name="P2"><text:span text:style-name="T2">-deposit</text:span></text:p>
            <text:p text:style-name="P3">reasonable</text:p>
          </table:table-cell>
          <table:table-cell table:style-name="Table1.A1" office:value-type="string">
            <text:p text:style-name="P2"><text:span text:style-name="T2">Test if a retail user can deposit a reasonable amount</text:span></text:p>
          </table:table-cell>
          <table:table-cell table:style-name="Table1.A1" office:value-type="string">
            <text:p text:style-name="P3">login</text:p>
            <text:p text:style-name="P3">retail</text:p>
            <text:p text:style-name="P3">deposit</text:p>
            <text:p text:style-name="P3">000001</text:p>
            <text:p text:style-name="P3">800.00</text:p>
            <text:p text:style-name="P3">deposi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4"><text:span text:style-name="T2">updated transaction summary file</text:span></text:p>
            <text:p text:style-name="P26"><text:span text:style-name="T2"/></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Accepts transaction.</text:span></text:p>
          </table:table-cell>
        </table:table-row>
        <table:table-row>
          <table:table-cell table:style-name="Table1.A1" office:value-type="string">
            <text:p text:style-name="P3">Retail</text:p>
            <text:p text:style-name="P2"><text:span text:style-name="T2">-deposit</text:span></text:p>
            <text:p text:style-name="P2"><text:span text:style-name="T2">out of scope</text:span></text:p>
          </table:table-cell>
          <table:table-cell table:style-name="Table1.A1" office:value-type="string">
            <text:p text:style-name="P2"><text:span text:style-name="T2">Test if a retail user can deposit over $1,000</text:span></text:p>
          </table:table-cell>
          <table:table-cell table:style-name="Table1.A1" office:value-type="string">
            <text:p text:style-name="P3">login</text:p>
            <text:p text:style-name="P3">retail</text:p>
            <text:p text:style-name="P3">deposit</text:p>
            <text:p text:style-name="P3">000001</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Rejects amount greater than $1,000</text:span></text:p>
          </table:table-cell>
        </table:table-row>
        <table:table-row>
          <table:table-cell table:style-name="Table1.A1" office:value-type="string">
            <text:p text:style-name="P3">Retail</text:p>
            <text:p text:style-name="P2"><text:span text:style-name="T2">-deposit</text:span></text:p>
            <text:p text:style-name="P3">zero</text:p>
          </table:table-cell>
          <table:table-cell table:style-name="Table1.A1" office:value-type="string">
            <text:p text:style-name="P2"><text:span text:style-name="T2">Test a redundant deposit</text:span></text:p>
          </table:table-cell>
          <table:table-cell table:style-name="Table1.A1" office:value-type="string">
            <text:p text:style-name="P3">login</text:p>
            <text:p text:style-name="P3">retail</text:p>
            <text:p text:style-name="P3">deposit</text:p>
            <text:p text:style-name="P3">000001</text:p>
            <text:p text:style-name="P3">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Updated transaction summary file</text:span></text:p>
          </table:table-cell>
          <table:table-cell table:style-name="Table1.A1" office:value-type="string">
            <text:p text:style-name="P2"><text:span text:style-name="T2">enter a valid account number:</text:span></text:p>
            <text:p text:style-name="P2"><text:span text:style-name="T2">enter an amount to be deposited:</text:span></text:p>
            <text:p text:style-name="P2"><text:span text:style-name="T2">Either accepts or denies transaction based on how we want to handle a 0 input.</text:span></text:p>
          </table:table-cell>
        </table:table-row>
        <text:soft-page-break/>
        <table:table-row>
          <table:table-cell table:style-name="Table1.A1" office:value-type="string">
            <text:p text:style-name="P3">Retail</text:p>
            <text:p text:style-name="P2"><text:span text:style-name="T2">-deposit</text:span></text:p>
            <text:p text:style-name="P3">negative</text:p>
          </table:table-cell>
          <table:table-cell table:style-name="Table1.A1" office:value-type="string">
            <text:p text:style-name="P2"><text:span text:style-name="T2">Test an amount we can not reproduce</text:span></text:p>
          </table:table-cell>
          <table:table-cell table:style-name="Table1.A1" office:value-type="string">
            <text:p text:style-name="P3">login</text:p>
            <text:p text:style-name="P3">retail</text:p>
            <text:p text:style-name="P3">deposit</text:p>
            <text:p text:style-name="P3">000001</text:p>
            <text:p text:style-name="P3">-1.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mount to be deposited:</text:span></text:p>
            <text:p text:style-name="P2"><text:span text:style-name="T2">deny transaction of negative amount</text:span></text:p>
          </table:table-cell>
        </table:table-row>
        <table:table-row>
          <table:table-cell table:style-name="Table1.A1" office:value-type="string">
            <text:p text:style-name="P3">Retail</text:p>
            <text:p text:style-name="P2"><text:span text:style-name="T2">-deposit</text:span></text:p>
            <text:p text:style-name="P2"><text:span text:style-name="T2">Invalid account</text:span></text:p>
          </table:table-cell>
          <table:table-cell table:style-name="Table1.A1" office:value-type="string">
            <text:p text:style-name="P2"><text:span text:style-name="T2">Test if we try to deposit to an account that doesn’t exist</text:span></text:p>
          </table:table-cell>
          <table:table-cell table:style-name="Table1.A1" office:value-type="string">
            <text:p text:style-name="P3">login</text:p>
            <text:p text:style-name="P3">retail</text:p>
            <text:p text:style-name="P3">deposit</text:p>
            <text:p text:style-name="P3">000001</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reject invalid number</text:span></text:p>
          </table:table-cell>
        </table:table-row>
        <table:table-row>
          <table:table-cell table:style-name="Table1.A1" office:value-type="string">
            <text:p text:style-name="P3">Retail</text:p>
            <text:p text:style-name="P2"><text:span text:style-name="T2">-deposit</text:span></text:p>
            <text:p text:style-name="P2"><text:span text:style-name="T2">immediate logout</text:span></text:p>
          </table:table-cell>
          <table:table-cell table:style-name="Table1.A1" office:value-type="string">
            <text:p text:style-name="P2"><text:span text:style-name="T2">Test if we try to deposit and then logout immediately</text:span></text:p>
          </table:table-cell>
          <table:table-cell table:style-name="Table1.A1" office:value-type="string">
            <text:p text:style-name="P3">login</text:p>
            <text:p text:style-name="P3">retail</text:p>
            <text:p text:style-name="P3">deposit</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3"/>
          </table:table-cell>
        </table:table-row>
        <table:table-row>
          <table:table-cell table:style-name="Table1.A1" office:value-type="string">
            <text:p text:style-name="P3">Retail</text:p>
            <text:p text:style-name="P2"><text:span text:style-name="T2">-withdraw</text:span></text:p>
            <text:p text:style-name="P3">reasonable</text:p>
          </table:table-cell>
          <table:table-cell table:style-name="Table1.A1" office:value-type="string">
            <text:p text:style-name="P2"><text:span text:style-name="T2">Test the withdraw function on normal conditions</text:span></text:p>
          </table:table-cell>
          <table:table-cell table:style-name="Table1.A1" office:value-type="string">
            <text:p text:style-name="P3">login</text:p>
            <text:p text:style-name="P3">retail</text:p>
            <text:p text:style-name="P3">withdraw</text:p>
            <text:p text:style-name="P3">000001</text:p>
            <text:p text:style-name="P3">8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Updated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Accepts transaction.</text:span></text:p>
          </table:table-cell>
        </table:table-row>
        <table:table-row>
          <table:table-cell table:style-name="Table1.A1" office:value-type="string">
            <text:p text:style-name="P3">Retail</text:p>
            <text:p text:style-name="P2"><text:span text:style-name="T2">-withdraw</text:span></text:p>
            <text:p text:style-name="P2"><text:span text:style-name="T2">out of scope</text:span></text:p>
          </table:table-cell>
          <table:table-cell table:style-name="Table1.A1" office:value-type="string">
            <text:p text:style-name="P2"><text:span text:style-name="T2">Test the withdraw function with an amount higher than $1,000</text:span></text:p>
          </table:table-cell>
          <table:table-cell table:style-name="Table1.A1" office:value-type="string">
            <text:p text:style-name="P3">login</text:p>
            <text:p text:style-name="P3">retail</text:p>
            <text:p text:style-name="P3">withdraw</text:p>
            <text:p text:style-name="P3">000001</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Denied transaction greater than $1,000</text:span></text:p>
          </table:table-cell>
        </table:table-row>
        <table:table-row>
          <table:table-cell table:style-name="Table1.A1" office:value-type="string">
            <text:p text:style-name="P3">Retail</text:p>
            <text:p text:style-name="P2"><text:span text:style-name="T2">-withdraw</text:span></text:p>
            <text:p text:style-name="P3">zero</text:p>
          </table:table-cell>
          <table:table-cell table:style-name="Table1.A1" office:value-type="string">
            <text:p text:style-name="P2"><text:span text:style-name="T2">Test a redundant withdrawal</text:span></text:p>
          </table:table-cell>
          <table:table-cell table:style-name="Table1.A1" office:value-type="string">
            <text:p text:style-name="P3">login</text:p>
            <text:p text:style-name="P3">retail</text:p>
            <text:p text:style-name="P3">withdraw</text:p>
            <text:p text:style-name="P3">000001</text:p>
            <text:p text:style-name="P3">0.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n amount to be withdrawn:</text:span></text:p>
            <text:p text:style-name="P2"><text:span text:style-name="T2">Can accept </text:span><text:soft-page-break/><text:span text:style-name="T2">or deny, based on how we handle 0 amouts</text:span></text:p>
          </table:table-cell>
        </table:table-row>
        <table:table-row>
          <table:table-cell table:style-name="Table1.A1" office:value-type="string">
            <text:p text:style-name="P3">Retail</text:p>
            <text:p text:style-name="P3">withdraw</text:p>
            <text:p text:style-name="P3">negative</text:p>
          </table:table-cell>
          <table:table-cell table:style-name="Table1.A1" office:value-type="string">
            <text:p text:style-name="P2"><text:span text:style-name="T2">Test an amount we can not reproduce</text:span></text:p>
          </table:table-cell>
          <table:table-cell table:style-name="Table1.A1" office:value-type="string">
            <text:p text:style-name="P3">login</text:p>
            <text:p text:style-name="P3">retail</text:p>
            <text:p text:style-name="P3">withdraw</text:p>
            <text:p text:style-name="P3">000001</text:p>
            <text:p text:style-name="P3">-1.00</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enter amount to be withdrawn:</text:span></text:p>
            <text:p text:style-name="P2"><text:span text:style-name="T2">deny transaction of negative amount</text:span></text:p>
          </table:table-cell>
        </table:table-row>
        <table:table-row>
          <table:table-cell table:style-name="Table1.A1" office:value-type="string">
            <text:p text:style-name="P3">Retail</text:p>
            <text:p text:style-name="P3">withdraw</text:p>
            <text:p text:style-name="P2"><text:span text:style-name="T2">Invalid account</text:span></text:p>
          </table:table-cell>
          <table:table-cell table:style-name="Table1.A1" office:value-type="string">
            <text:p text:style-name="P2"><text:span text:style-name="T2">Test if we try to withdraw from an account that doesn’t exist</text:span></text:p>
          </table:table-cell>
          <table:table-cell table:style-name="Table1.A1" office:value-type="string">
            <text:p text:style-name="P3">login</text:p>
            <text:p text:style-name="P3">retail</text:p>
            <text:p text:style-name="P3">withdraw</text:p>
            <text:p text:style-name="P3">000001</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2"><text:span text:style-name="T2">reject invalid number</text:span></text:p>
          </table:table-cell>
        </table:table-row>
        <table:table-row>
          <table:table-cell table:style-name="Table1.A1" office:value-type="string">
            <text:p text:style-name="P3">Retail</text:p>
            <text:p text:style-name="P2"><text:span text:style-name="T2">-withdraw</text:span></text:p>
            <text:p text:style-name="P2"><text:span text:style-name="T2">immediate logout</text:span></text:p>
          </table:table-cell>
          <table:table-cell table:style-name="Table1.A1" office:value-type="string">
            <text:p text:style-name="P2"><text:span text:style-name="T2">Test if we try to withdrawal and then logout immediately</text:span></text:p>
          </table:table-cell>
          <table:table-cell table:style-name="Table1.A1" office:value-type="string">
            <text:p text:style-name="P3">login</text:p>
            <text:p text:style-name="P3">retail</text:p>
            <text:p text:style-name="P3">withdraw</text:p>
            <text:p text:style-name="P3">logout</text:p>
          </table:table-cell>
          <table:table-cell table:style-name="Table1.A1" office:value-type="string">
            <text:p text:style-name="P2"><text:span text:style-name="T2">empty accounts file</text:span></text:p>
            <text:p text:style-name="P3"/>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 valid account number:</text:span></text:p>
            <text:p text:style-name="P3"/>
          </table:table-cell>
        </table:table-row>
        <table:table-row>
          <table:table-cell table:style-name="Table1.A1" office:value-type="string">
            <text:p text:style-name="P3">Retail</text:p>
            <text:p text:style-name="P2"><text:span text:style-name="T2">-transfer</text:span></text:p>
            <text:p text:style-name="P3">reasonable</text:p>
          </table:table-cell>
          <table:table-cell table:style-name="Table1.A1" office:value-type="string">
            <text:p text:style-name="P2"><text:span text:style-name="T2">Test a transfer in retail under normal conditions</text:span></text:p>
          </table:table-cell>
          <table:table-cell table:style-name="Table1.A1" office:value-type="string">
            <text:p text:style-name="P3">login</text:p>
            <text:p text:style-name="P3">retail</text:p>
            <text:p text:style-name="P3">transfer</text:p>
            <text:p text:style-name="P3">000001</text:p>
            <text:p text:style-name="P3">000002</text:p>
            <text:p text:style-name="P3">80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Updated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pan text:style-name="T2">Accepts transaction.</text:span></text:p>
          </table:table-cell>
        </table:table-row>
        <table:table-row>
          <table:table-cell table:style-name="Table1.A1" office:value-type="string">
            <text:p text:style-name="P3">Retail</text:p>
            <text:p text:style-name="P2"><text:span text:style-name="T2">-transfer</text:span></text:p>
            <text:p text:style-name="P2"><text:span text:style-name="T2">out of scope</text:span></text:p>
          </table:table-cell>
          <table:table-cell table:style-name="Table1.A1" office:value-type="string">
            <text:p text:style-name="P2"><text:span text:style-name="T2">Test a transfer in retail with an amount greater than $1,000</text:span></text:p>
          </table:table-cell>
          <table:table-cell table:style-name="Table1.A1" office:value-type="string">
            <text:p text:style-name="P3">login</text:p>
            <text:p text:style-name="P3">retail</text:p>
            <text:p text:style-name="P3">transfer</text:p>
            <text:p text:style-name="P3">000001</text:p>
            <text:p text:style-name="P3">000002</text:p>
            <text:p text:style-name="P3">1000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Empty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oft-page-break/><text:span text:style-name="T2">Deny amount greater than $1,000</text:span></text:p>
          </table:table-cell>
        </table:table-row>
        <table:table-row>
          <table:table-cell table:style-name="Table1.A1" office:value-type="string">
            <text:p text:style-name="P3">Retail</text:p>
            <text:p text:style-name="P2"><text:span text:style-name="T2">-transfer</text:span></text:p>
            <text:p text:style-name="P3">zero</text:p>
          </table:table-cell>
          <table:table-cell table:style-name="Table1.A1" office:value-type="string">
            <text:p text:style-name="P2"><text:span text:style-name="T2">Test a redundant transfer</text:span></text:p>
          </table:table-cell>
          <table:table-cell table:style-name="Table1.A1" office:value-type="string">
            <text:p text:style-name="P3">login</text:p>
            <text:p text:style-name="P3">retail</text:p>
            <text:p text:style-name="P3">transfer</text:p>
            <text:p text:style-name="P3">000001</text:p>
            <text:p text:style-name="P3">000002</text:p>
            <text:p text:style-name="P3">0.00</text:p>
            <text:p text:style-name="P3">logout</text:p>
          </table:table-cell>
          <table:table-cell table:style-name="Table1.A1" office:value-type="string">
            <text:p text:style-name="P2"><text:span text:style-name="T2">current accounts file</text:span></text:p>
            <text:p text:style-name="P2"><text:span text:style-name="T2">(000001 and 000002 on file)</text:span></text:p>
          </table:table-cell>
          <table:table-cell table:style-name="Table1.A1" office:value-type="string">
            <text:p text:style-name="P2"><text:span text:style-name="T2">Empty transaction summary file</text:span></text:p>
            <text:p text:style-name="P3"/>
          </table:table-cell>
          <table:table-cell table:style-name="Table1.A1" office:value-type="string">
            <text:p text:style-name="P2"><text:span text:style-name="T2">enter an account to transfer from:</text:span></text:p>
            <text:p text:style-name="P2"><text:span text:style-name="T2">enter an account to transfer to:</text:span></text:p>
            <text:p text:style-name="P2"><text:span text:style-name="T2">enter an amount to be transferred:</text:span></text:p>
            <text:p text:style-name="P2"><text:span text:style-name="T2">Deny transaction of 0.</text:span></text:p>
          </table:table-cell>
        </table:table-row>
        <table:table-row>
          <table:table-cell table:style-name="Table1.A1" office:value-type="string">
            <text:p text:style-name="P3">Retail</text:p>
            <text:p text:style-name="P2"><text:span text:style-name="T2">-transfer</text:span></text:p>
            <text:p text:style-name="P3">negative</text:p>
          </table:table-cell>
          <table:table-cell table:style-name="Table1.A1" office:value-type="string">
            <text:p text:style-name="P2"><text:span text:style-name="T2">Test a transfer with a value we can not reproduce</text:span></text:p>
          </table:table-cell>
          <table:table-cell table:style-name="Table1.A1" office:value-type="string">
            <text:p text:style-name="P3">login</text:p>
            <text:p text:style-name="P3">retail</text:p>
            <text:p text:style-name="P3">transfer</text:p>
            <text:p text:style-name="P3">000001</text:p>
            <text:p text:style-name="P3">000002</text:p>
            <text:p text:style-name="P3">-1.00</text:p>
            <text:p text:style-name="P3">logout</text:p>
          </table:table-cell>
          <table:table-cell table:style-name="Table1.A1" office:value-type="string">
            <text:p text:style-name="P2"><text:span text:style-name="T2">current accounts file<text:line-break/>(000001 and 000002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enter an account to transfer from:<text:line-break/>enter an account to transfer to:</text:span></text:p>
            <text:p text:style-name="P2"><text:span text:style-name="T2">enter an amount to be transferred:</text:span></text:p>
            <text:p text:style-name="P2"><text:span text:style-name="T2">Deny negative value.</text:span></text:p>
          </table:table-cell>
        </table:table-row>
        <table:table-row>
          <table:table-cell table:style-name="Table1.A1" office:value-type="string">
            <text:p text:style-name="P3">Retail</text:p>
            <text:p text:style-name="P2"><text:span text:style-name="T2">-transfer</text:span></text:p>
            <text:p text:style-name="P2"><text:span text:style-name="T2">from invalid account</text:span></text:p>
          </table:table-cell>
          <table:table-cell table:style-name="Table1.A1" office:value-type="string">
            <text:p text:style-name="P2"><text:span text:style-name="T2">Test if we can transfer from a non-existent account</text:span></text:p>
          </table:table-cell>
          <table:table-cell table:style-name="Table1.A1" office:value-type="string">
            <text:p text:style-name="P3">login</text:p>
            <text:p text:style-name="P3">retail</text:p>
            <text:p text:style-name="P3">transfer</text:p>
            <text:p text:style-name="P3">000003</text:p>
            <text:p text:style-name="P3">logout</text:p>
          </table:table-cell>
          <table:table-cell table:style-name="Table1.A1" office:value-type="string">
            <text:p text:style-name="P2"><text:span text:style-name="T2">empty accounts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ext:p text:style-name="P2"><text:span text:style-name="T2">Deny invalid account</text:span></text:p>
          </table:table-cell>
        </table:table-row>
        <table:table-row>
          <table:table-cell table:style-name="Table1.A1" office:value-type="string">
            <text:p text:style-name="P3">Retail</text:p>
            <text:p text:style-name="P2"><text:span text:style-name="T2">-transfer to invalid account</text:span></text:p>
          </table:table-cell>
          <table:table-cell table:style-name="Table1.A1" office:value-type="string">
            <text:p text:style-name="P2"><text:span text:style-name="T2">Test if we can transfer to a non-existent account</text:span></text:p>
          </table:table-cell>
          <table:table-cell table:style-name="Table1.A1" office:value-type="string">
            <text:p text:style-name="P3">login</text:p>
            <text:p text:style-name="P3">retail</text:p>
            <text:p text:style-name="P3">transfer</text:p>
            <text:p text:style-name="P3">000001</text:p>
            <text:p text:style-name="P3">000003</text:p>
            <text:p text:style-name="P3">logout</text:p>
          </table:table-cell>
          <table:table-cell table:style-name="Table1.A1" office:value-type="string">
            <text:p text:style-name="P2"><text:span text:style-name="T2">current accounts file</text:span></text:p>
            <text:p text:style-name="P2"><text:span text:style-name="T2">(000001 on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ext:p text:style-name="P2"><text:span text:style-name="T2">account to transfer to:</text:span></text:p>
            <text:p text:style-name="P2"><text:span text:style-name="T2">Deny invalid account</text:span></text:p>
          </table:table-cell>
        </table:table-row>
        <table:table-row>
          <table:table-cell table:style-name="Table1.A1" office:value-type="string">
            <text:p text:style-name="P3">Retail</text:p>
            <text:p text:style-name="P2"><text:span text:style-name="T2">-transfer immediate logout</text:span></text:p>
          </table:table-cell>
          <table:table-cell table:style-name="Table1.A1" office:value-type="string">
            <text:p text:style-name="P2"><text:span text:style-name="T2">Test the response of logging out while in a transaction</text:span></text:p>
          </table:table-cell>
          <table:table-cell table:style-name="Table1.A1" office:value-type="string">
            <text:p text:style-name="P3">login</text:p>
            <text:p text:style-name="P3">retail</text:p>
            <text:p text:style-name="P3">transfer</text:p>
            <text:p text:style-name="P3">logout</text:p>
          </table:table-cell>
          <table:table-cell table:style-name="Table1.A1" office:value-type="string">
            <text:p text:style-name="P2"><text:span text:style-name="T2">empty accounts file</text:span></text:p>
          </table:table-cell>
          <table:table-cell table:style-name="Table1.A1" office:value-type="string">
            <text:p text:style-name="P2"><text:span text:style-name="T2">empty transaction summary file</text:span></text:p>
          </table:table-cell>
          <table:table-cell table:style-name="Table1.A1" office:value-type="string">
            <text:p text:style-name="P2"><text:span text:style-name="T2">account to transfer from:</text:span></text:p>
          </table:table-cell>
        </table:table-row>
      </table:table>
      <text:p text:style-name="P1"/>
      <text:p text:style-name="P1"/>
      <text:p text:style-name="P4">Agent Tests</text:p>
      <table:table table:name="Table2" table:style-name="Table2">
        <table:table-column table:style-name="Table2.A" table:number-columns-repeated="6"/>
        <table:table-row>
          <table:table-cell table:style-name="Table2.A1" office:value-type="string">
            <text:p text:style-name="P6">Test</text:p>
          </table:table-cell>
          <table:table-cell table:style-name="Table2.A1" office:value-type="string">
            <text:p text:style-name="P6">Purpose</text:p>
          </table:table-cell>
          <table:table-cell table:style-name="Table2.A1" office:value-type="string">
            <text:p text:style-name="P6">Input</text:p>
          </table:table-cell>
          <table:table-cell table:style-name="Table2.A1" office:value-type="string">
            <text:p text:style-name="P2"><text:span text:style-name="T1">Input Files</text:span></text:p>
          </table:table-cell>
          <table:table-cell table:style-name="Table2.A1" office:value-type="string">
            <text:p text:style-name="P2"><text:span text:style-name="T1">Output Files</text:span></text:p>
          </table:table-cell>
          <table:table-cell table:style-name="Table2.A1" office:value-type="string">
            <text:p text:style-name="P6">Output</text:p>
          </table:table-cell>
        </table:table-row>
        <table:table-row>
          <table:table-cell table:style-name="Table2.A1" office:value-type="string">
            <text:p text:style-name="P2"><text:span text:style-name="T2">Agent -login</text:span></text:p>
          </table:table-cell>
          <table:table-cell table:style-name="Table2.A1" office:value-type="string">
            <text:p text:style-name="P2"><text:span text:style-name="T2">check that </text:span></text:p>
            <text:p text:style-name="P2"><text:span text:style-name="T2">login is accepted</text:span></text:p>
          </table:table-cell>
          <table:table-cell table:style-name="Table2.A1" office:value-type="string">
            <text:p text:style-name="P3">login</text:p>
            <text:p text:style-name="P3">agent</text:p>
            <text:p text:style-name="P3">logou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3">None</text:p>
          </table:table-cell>
        </table:table-row>
        <table:table-row>
          <table:table-cell table:style-name="Table2.A1" office:value-type="string">
            <text:p text:style-name="P10">Agent -create <text:span text:style-name="T4">6 digits</text:span></text:p>
          </table:table-cell>
          <table:table-cell table:style-name="Table2.A1" office:value-type="string">
            <text:p text:style-name="P17">Check that create account is accepted</text:p>
          </table:table-cell>
          <table:table-cell table:style-name="Table2.A1" office:value-type="string">
            <text:p text:style-name="P12"><text:span text:style-name="T9">l</text:span>ogin</text:p>
            <text:p text:style-name="P14">agent</text:p>
            <text:p text:style-name="P33">create</text:p>
            <text:p text:style-name="P33">123456</text:p>
            <text:p text:style-name="P33">fifteen_digits_</text:p>
            <text:p text:style-name="P33">logout</text:p>
            <text:p text:style-name="P33"/>
          </table:table-cell>
          <table:table-cell table:style-name="Table2.A1" office:value-type="string">
            <text:p text:style-name="P8">empty current accounts file</text:p>
          </table:table-cell>
          <table:table-cell table:style-name="Table2.A1" office:value-type="string">
            <text:p text:style-name="P8">Updated transaction summary file</text:p>
            <text:p text:style-name="P28">“04 123456 000000 00000000 <text:span text:style-name="T6">fifteen_digits_”</text:span></text:p>
          </table:table-cell>
          <table:table-cell table:style-name="Table2.A1" office:value-type="string">
            <text:p text:style-name="P12">Enter new account number:</text:p>
            <text:p text:style-name="P33">enter new accound name:</text:p>
          </table:table-cell>
        </table:table-row>
        <table:table-row>
          <table:table-cell table:style-name="Table2.A4" office:value-type="string">
            <text:p text:style-name="P10">Agent -create &lt;6 digits</text:p>
          </table:table-cell>
          <table:table-cell table:style-name="Table2.A4" office:value-type="string">
            <text:p text:style-name="P17">Check that create account is accepted, 0s added to account number</text:p>
          </table:table-cell>
          <table:table-cell table:style-name="Table2.A4" office:value-type="string">
            <text:p text:style-name="P14"><text:span text:style-name="T9">l</text:span>ogin</text:p>
            <text:p text:style-name="P34">agent</text:p>
            <text:p text:style-name="P28">create</text:p>
            <text:p text:style-name="P28">1</text:p>
            <text:p text:style-name="P33">fifteen_digits_</text:p>
            <text:p text:style-name="P33">logout</text:p>
          </table:table-cell>
          <table:table-cell table:style-name="Table2.A4" office:value-type="string">
            <text:p text:style-name="P8">empty current accounts file</text:p>
          </table:table-cell>
          <table:table-cell table:style-name="Table2.A4" office:value-type="string">
            <text:p text:style-name="P8">Updated transaction summary file</text:p>
            <text:p text:style-name="P28">“04 <text:span text:style-name="T6">000001</text:span> 000000 00000000 <text:span text:style-name="T6">fifteen_digits_”</text:span></text:p>
          </table:table-cell>
          <table:table-cell table:style-name="Table2.A4" office:value-type="string">
            <text:p text:style-name="P12">Enter new account number:</text:p>
            <text:p text:style-name="P33">enter new accoun<text:span text:style-name="T7">t</text:span> name:</text:p>
          </table:table-cell>
        </table:table-row>
        <table:table-row>
          <table:table-cell table:style-name="Table2.A4" office:value-type="string">
            <text:p text:style-name="P10">Agent -create &gt;6 digits</text:p>
          </table:table-cell>
          <table:table-cell table:style-name="Table2.A4" office:value-type="string">
            <text:p text:style-name="P17">Reject account number with &gt;6 digits</text:p>
          </table:table-cell>
          <table:table-cell table:style-name="Table2.A4" office:value-type="string">
            <text:p text:style-name="P14"><text:span text:style-name="T9">l</text:span>ogin</text:p>
            <text:p text:style-name="P34">agent</text:p>
            <text:p text:style-name="P29">create</text:p>
            <text:p text:style-name="P29">1<text:span text:style-name="T7">234567</text:span></text:p>
            <text:p text:style-name="P37">quit</text:p>
          </table:table-cell>
          <table:table-cell table:style-name="Table2.A4" office:value-type="string">
            <text:p text:style-name="P2"><text:span text:style-name="T2">empty current accounts file</text:span></text:p>
          </table:table-cell>
          <table:table-cell table:style-name="Table2.A4" office:value-type="string">
            <text:p text:style-name="P2"><text:span text:style-name="T2">empty transaction summary file</text:span></text:p>
          </table:table-cell>
          <table:table-cell table:style-name="Table2.A4" office:value-type="string">
            <text:p text:style-name="P13">Enter new account number:</text:p>
            <text:p text:style-name="P17">Account numbers must be 1-6 digits.</text:p>
            <text:p text:style-name="P13">Enter new account number:</text:p>
          </table:table-cell>
        </table:table-row>
        <table:table-row>
          <table:table-cell table:style-name="Table2.A4" office:value-type="string">
            <text:p text:style-name="P10">Agent -create 6 non digits</text:p>
          </table:table-cell>
          <table:table-cell table:style-name="Table2.A4" office:value-type="string">
            <text:p text:style-name="P17">Reject account number that is not an int</text:p>
          </table:table-cell>
          <table:table-cell table:style-name="Table2.A4" office:value-type="string">
            <text:p text:style-name="P14"><text:span text:style-name="T9">l</text:span>ogin</text:p>
            <text:p text:style-name="P34">agent</text:p>
            <text:p text:style-name="P29">create</text:p>
            <text:p text:style-name="P29">1<text:span text:style-name="T7">234567</text:span></text:p>
            <text:p text:style-name="P37">quit</text:p>
          </table:table-cell>
          <table:table-cell table:style-name="Table2.A4" office:value-type="string">
            <text:p text:style-name="P2"><text:span text:style-name="T2">empty current accounts file</text:span></text:p>
          </table:table-cell>
          <table:table-cell table:style-name="Table2.A4" office:value-type="string">
            <text:p text:style-name="P2"><text:span text:style-name="T2">empty transaction summary file</text:span></text:p>
          </table:table-cell>
          <table:table-cell table:style-name="Table2.A4" office:value-type="string">
            <text:p text:style-name="P13">Enter new account number:</text:p>
            <text:p text:style-name="P17">Account numbers must be 1-6 digits.</text:p>
            <text:p text:style-name="P13">Enter new account number:</text:p>
          </table:table-cell>
        </table:table-row>
        <table:table-row>
          <table:table-cell table:style-name="Table2.A1" office:value-type="string">
            <text:p text:style-name="P11"><text:span text:style-name="T3">Agent -create <text:s text:c="2"/></text:span><text:span text:style-name="T4">negative</text:span></text:p>
          </table:table-cell>
          <table:table-cell table:style-name="Table2.A1" office:value-type="string">
            <text:p text:style-name="P18">Reject account number that <text:soft-page-break/>is not an int</text:p>
          </table:table-cell>
          <table:table-cell table:style-name="Table2.A1" office:value-type="string">
            <text:p text:style-name="P14"><text:span text:style-name="T9">l</text:span>ogin</text:p>
            <text:p text:style-name="P34">agent</text:p>
            <text:p text:style-name="P30">create</text:p>
            <text:p text:style-name="P30"><text:soft-page-break/>-<text:span text:style-name="T8">1234</text:span></text:p>
            <text:p text:style-name="P38">qui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13">Enter new account number:</text:p>
            <text:p text:style-name="P17"><text:soft-page-break/>Account numbers must be 1-6 digits.</text:p>
            <text:p text:style-name="P13">Enter new account number:</text:p>
          </table:table-cell>
        </table:table-row>
        <table:table-row>
          <table:table-cell table:style-name="Table2.A4" office:value-type="string">
            <text:p text:style-name="P11">Agent -create <text:s text:c="2"/><text:span text:style-name="T4">decimal</text:span></text:p>
          </table:table-cell>
          <table:table-cell table:style-name="Table2.A4" office:value-type="string">
            <text:p text:style-name="P18">Reject account number that is not an int</text:p>
          </table:table-cell>
          <table:table-cell table:style-name="Table2.A4" office:value-type="string">
            <text:p text:style-name="P14"><text:span text:style-name="T9">l</text:span>ogin</text:p>
            <text:p text:style-name="P34">agent</text:p>
            <text:p text:style-name="P30">create</text:p>
            <text:p text:style-name="P40">1.234</text:p>
            <text:p text:style-name="P38">quit</text:p>
          </table:table-cell>
          <table:table-cell table:style-name="Table2.A4" office:value-type="string">
            <text:p text:style-name="P2"><text:span text:style-name="T2">empty current accounts file</text:span></text:p>
          </table:table-cell>
          <table:table-cell table:style-name="Table2.A4" office:value-type="string">
            <text:p text:style-name="P2"><text:span text:style-name="T2">empty transaction summary file</text:span></text:p>
          </table:table-cell>
          <table:table-cell table:style-name="Table2.A4" office:value-type="string">
            <text:p text:style-name="P13">Enter new account number:</text:p>
            <text:p text:style-name="P17">Account numbers must be 1-6 digits.</text:p>
            <text:p text:style-name="P13">Enter new account number:</text:p>
          </table:table-cell>
        </table:table-row>
        <table:table-row>
          <table:table-cell table:style-name="Table2.A1" office:value-type="string">
            <text:p text:style-name="P10">Agent -create already existing</text:p>
          </table:table-cell>
          <table:table-cell table:style-name="Table2.A1" office:value-type="string">
            <text:p text:style-name="P18">Reject account number that <text:span text:style-name="T8">already exists</text:span></text:p>
          </table:table-cell>
          <table:table-cell table:style-name="Table2.A1" office:value-type="string">
            <text:p text:style-name="P14"><text:span text:style-name="T9">l</text:span>ogin</text:p>
            <text:p text:style-name="P34">agent</text:p>
            <text:p text:style-name="P30">create</text:p>
            <text:p text:style-name="P40">1</text:p>
            <text:p text:style-name="P38">quit</text:p>
          </table:table-cell>
          <table:table-cell table:style-name="Table2.A1" office:value-type="string">
            <text:p text:style-name="P25"><text:span text:style-name="T2">Accounts file with 000001</text:span></text:p>
          </table:table-cell>
          <table:table-cell table:style-name="Table2.A1" office:value-type="string">
            <text:p text:style-name="P2"><text:span text:style-name="T2">empty transaction summary file</text:span></text:p>
          </table:table-cell>
          <table:table-cell table:style-name="Table2.A1" office:value-type="string">
            <text:p text:style-name="P9">enter a valid account number:</text:p>
            <text:p text:style-name="P9">an account with that number already exists. enter a valid account number:</text:p>
          </table:table-cell>
        </table:table-row>
        <table:table-row>
          <table:table-cell table:style-name="Table2.A1" office:value-type="string">
            <text:p text:style-name="P10">Agent -create &lt;15 chars</text:p>
          </table:table-cell>
          <table:table-cell table:style-name="Table2.A1" office:value-type="string">
            <text:p text:style-name="P19"><text:span text:style-name="T2">Check that create account is accepted, </text:span><text:span text:style-name="T9">space</text:span><text:span text:style-name="T2">s added to account </text:span><text:span text:style-name="T9">name</text:span></text:p>
          </table:table-cell>
          <table:table-cell table:style-name="Table2.A1" office:value-type="string">
            <text:p text:style-name="P14"><text:span text:style-name="T9">l</text:span>ogin</text:p>
            <text:p text:style-name="P34">agent</text:p>
            <text:p text:style-name="P30">create</text:p>
            <text:p text:style-name="P40">1</text:p>
            <text:p text:style-name="P43">one</text:p>
            <text:p text:style-name="P43">logout</text:p>
          </table:table-cell>
          <table:table-cell table:style-name="Table2.A1" office:value-type="string">
            <text:p text:style-name="P8">empty current accounts file</text:p>
          </table:table-cell>
          <table:table-cell table:style-name="Table2.A1" office:value-type="string">
            <text:p text:style-name="P8">Updated transaction summary file</text:p>
            <text:p text:style-name="P28">“04 <text:span text:style-name="T9">000001</text:span> 000000 00000000 <text:span text:style-name="T9">one <text:s text:c="11"/>”</text:span></text:p>
          </table:table-cell>
          <table:table-cell table:style-name="Table2.A1" office:value-type="string">
            <text:p text:style-name="P12">Enter new account number:</text:p>
            <text:p text:style-name="P33">enter new accoun<text:span text:style-name="T9">t</text:span> name:</text:p>
          </table:table-cell>
        </table:table-row>
        <table:table-row>
          <table:table-cell table:style-name="Table2.A1" office:value-type="string">
            <text:p text:style-name="P11">Agent -create &gt;15 chars</text:p>
          </table:table-cell>
          <table:table-cell table:style-name="Table2.A1" office:value-type="string">
            <text:p text:style-name="P21">Reject account name with &gt;15 characters</text:p>
          </table:table-cell>
          <table:table-cell table:style-name="Table2.A1" office:value-type="string">
            <text:p text:style-name="P21">login </text:p>
            <text:p text:style-name="P44"><text:span text:style-name="T6">agent</text:span></text:p>
            <text:p text:style-name="P31">create</text:p>
            <text:p text:style-name="P41">1</text:p>
            <text:p text:style-name="P44">sixteen__digits_</text:p>
            <text:p text:style-name="P44">qui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15">Enter new account number:</text:p>
            <text:p text:style-name="P35">enter new accoun<text:span text:style-name="T9">t</text:span> name:</text:p>
            <text:p text:style-name="P20">Account <text:span text:style-name="T10">names</text:span> must be 1-<text:span text:style-name="T10">15</text:span> <text:span text:style-name="T10">characters</text:span>. <text:soft-page-break/><text:span text:style-name="T6">enter new account name:</text:span></text:p>
          </table:table-cell>
        </table:table-row>
        <table:table-row>
          <table:table-cell table:style-name="Table2.A1" office:value-type="string">
            <text:p text:style-name="P10">Agent -create <text:span text:style-name="T4">newline in name</text:span></text:p>
          </table:table-cell>
          <table:table-cell table:style-name="Table2.A1" office:value-type="string">
            <text:p text:style-name="P22">Reject <text:span text:style-name="T10">special characters, ensure doesn't cause other problems</text:span></text:p>
          </table:table-cell>
          <table:table-cell table:style-name="Table2.A1" office:value-type="string">
            <text:p text:style-name="P22">login </text:p>
            <text:p text:style-name="P45"><text:span text:style-name="T6">agent</text:span></text:p>
            <text:p text:style-name="P32">create</text:p>
            <text:p text:style-name="P42">1</text:p>
            <text:p text:style-name="P45">???</text:p>
            <text:p text:style-name="P45">quit</text:p>
          </table:table-cell>
          <table:table-cell table:style-name="Table2.A1" office:value-type="string">
            <text:p text:style-name="P2"><text:span text:style-name="T2">empty current accounts file</text:span></text:p>
          </table:table-cell>
          <table:table-cell table:style-name="Table2.A1" office:value-type="string">
            <text:p text:style-name="P2"><text:span text:style-name="T2">empty transaction summary file</text:span></text:p>
          </table:table-cell>
          <table:table-cell table:style-name="Table2.A1" office:value-type="string">
            <text:p text:style-name="P16">Enter new account number:</text:p>
            <text:p text:style-name="P36">enter new accoun<text:span text:style-name="T9">t</text:span> name:</text:p>
            <text:p text:style-name="P39">Account <text:span text:style-name="T10">names</text:span> must be 1-<text:span text:style-name="T10">15</text:span> <text:span text:style-name="T10">characters</text:span>. <text:span text:style-name="T6">enter new account name:</text:span></text:p>
          </table:table-cell>
        </table:table-row>
        <table:table-row>
          <table:table-cell table:style-name="Table2.A1" office:value-type="string">
            <text:p text:style-name="P2"><text:span text:style-name="T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2"><text:span text:style-name="T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1"/>
      <text:p text:style-name="P49">Note<text:span text:style-name="T7">s</text:span>: </text:p>
      <text:p text:style-name="P49">-Based on how input is received, may need to test different combinations of create account # and name (does newline get in the way of next input?)</text:p>
      <text:p text:style-name="P49">-<text:span text:style-name="T7">Do we want to implement a quit command for testing purposes?</text:span></text:p>
      <text:p text:style-name="P49">-<text:span text:style-name="T10">How do we test special characters (such as newline, is it possible to enter?)</text:span></text:p>
      <text:p text:style-name="P4">General Tests</text:p>
      <table:table table:name="Table3" table:style-name="Table3">
        <table:table-column table:style-name="Table3.A" table:number-columns-repeated="6"/>
        <table:table-row>
          <table:table-cell table:style-name="Table3.A1" office:value-type="string">
            <text:p text:style-name="P6">Test</text:p>
          </table:table-cell>
          <table:table-cell table:style-name="Table3.A1" office:value-type="string">
            <text:p text:style-name="P6">Purpose</text:p>
          </table:table-cell>
          <table:table-cell table:style-name="Table3.A1" office:value-type="string">
            <text:p text:style-name="P6">Input</text:p>
          </table:table-cell>
          <table:table-cell table:style-name="Table3.A1" office:value-type="string">
            <text:p text:style-name="P2"><text:span text:style-name="T1">Input Files</text:span></text:p>
          </table:table-cell>
          <table:table-cell table:style-name="Table3.A1" office:value-type="string">
            <text:p text:style-name="P2"><text:span text:style-name="T1">Output Files</text:span></text:p>
          </table:table-cell>
          <table:table-cell table:style-name="Table3.A1" office:value-type="string">
            <text:p text:style-name="P6">Output</text:p>
          </table:table-cell>
        </table:table-row>
        <table:table-row>
          <table:table-cell table:style-name="Table3.A1" office:value-type="string">
            <text:p text:style-name="P2"><text:span text:style-name="T2">Input before login</text:span></text:p>
          </table:table-cell>
          <table:table-cell table:style-name="Table3.A1" office:value-type="string">
            <text:p text:style-name="P2"><text:span text:style-name="T2">No command should be accepted before a login</text:span></text:p>
          </table:table-cell>
          <table:table-cell table:style-name="Table3.A1" office:value-type="string">
            <text:p text:style-name="P3">create</text:p>
            <text:p text:style-name="P3">delete</text:p>
            <text:p text:style-name="P3">deposit</text:p>
            <text:p text:style-name="P3">withdraw</text:p>
            <text:p text:style-name="P3">transfer</text:p>
            <text:p text:style-name="P3">logout</text:p>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Possible prompts to tell user to login first.</text:span></text:p>
          </table:table-cell>
        </table:table-row>
        <table:table-row>
          <table:table-cell table:style-name="Table3.A1" office:value-type="string">
            <text:p text:style-name="P2"><text:span text:style-name="T2">Login after login (null)</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Invalid input response.</text:span></text:p>
          </table:table-cell>
        </table:table-row>
        <table:table-row>
          <table:table-cell table:style-name="Table3.A1" office:value-type="string">
            <text:p text:style-name="P2"><text:span text:style-name="T2">Login after login (retail)</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retail</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accept login</text:span></text:p>
            <text:p text:style-name="P2"><text:span text:style-name="T2">Invalid input response.</text:span></text:p>
          </table:table-cell>
        </table:table-row>
        <table:table-row>
          <table:table-cell table:style-name="Table3.A1" office:value-type="string">
            <text:p text:style-name="P2"><text:span text:style-name="T2">Login after login (agent)</text:span></text:p>
          </table:table-cell>
          <table:table-cell table:style-name="Table3.A1" office:value-type="string">
            <text:p text:style-name="P2"><text:span text:style-name="T2">No other login should accepted after a login</text:span></text:p>
          </table:table-cell>
          <table:table-cell table:style-name="Table3.A1" office:value-type="string">
            <text:p text:style-name="P3">login</text:p>
            <text:p text:style-name="P3">agent</text:p>
            <text:p text:style-name="P3">login</text:p>
            <text:p text:style-name="P3">logout</text:p>
            <text:p text:style-name="P3"/>
          </table:table-cell>
          <table:table-cell table:style-name="Table3.A1" office:value-type="string">
            <text:p text:style-name="P2"><text:span text:style-name="T2">empty accounts file</text:span></text:p>
          </table:table-cell>
          <table:table-cell table:style-name="Table3.A1" office:value-type="string">
            <text:p text:style-name="P2"><text:span text:style-name="T2">empty transaction summary file</text:span></text:p>
          </table:table-cell>
          <table:table-cell table:style-name="Table3.A1" office:value-type="string">
            <text:p text:style-name="P2"><text:span text:style-name="T2">Request retail or agent mode:</text:span></text:p>
            <text:p text:style-name="P2"><text:span text:style-name="T2">accept login</text:span></text:p>
            <text:p text:style-name="P2"><text:span text:style-name="T2">Invalid input response.</text:span></text:p>
          </table:table-cell>
        </table:table-row>
        <table:table-row>
          <table:table-cell table:style-name="Table3.A1" office:value-type="string">
            <text:p text:style-name="P10">Input</text:p>
            <text:p text:style-name="P27">-string</text:p>
            <text:p text:style-name="P27">-decimals</text:p>
            <text:p text:style-name="P27">-internal spaces</text:p>
            <text:p text:style-name="P27">-leading/trailing whitespace</text:p>
            <text:p text:style-name="P27">-binar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1"/>
      <text:p text:style-name="P1"/>
      <text:p text:style-name="P47">Round 1 Questions:</text:p>
      <text:p text:style-name="P48"/>
      <text:p text:style-name="P48">&gt; 1- Should a logout command always be accepted? For example, if an agent enters "create", they will be prompted for an account number and name. If they type "logout" before entering such information, should they then be logged out?<text:line-break/><text:line-break/><text:span text:style-name="T5">Since logout is not an account number or account name, no.</text:span><text:line-break/><text:line-break/>&gt; Or forced to enter the account number and name?<text:line-break/><text:line-break/><text:span text:style-name="T5">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5">This question is answered in the requirements.</text:span><text:line-break/><text:line-break/>&gt; 3- Should deposits, withdrawals, and transfers be accepted for account 000000?<text:line-break/><text:line-break/><text:span text:style-name="T5">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5">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5">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5">This is up to you.<text:line-break/>The input is lines of text.  If you want to be nice to the customer and trim the lines, you can.</text:span></text:p>
      <text:p text:style-name="P48"/>
      <text:p text:style-name="P50">Round 2 Questions:</text:p>
      <text:p text:style-name="P50"><text:soft-page-break/>1- Should newline and other special characters be accepted for an account name?</text:p>
      <text:p text:style-name="P50"/>
      <text:p text:style-name="P50">Assumed no</text:p>
      <text:p text:style-name="P50"/>
      <text:p text:style-name="P50">2- For the transaction record for create, would AAAAAA be the new account number?</text:p>
      <text:p text:style-name="P50"/>
      <text:p text:style-name="P50">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title/>
    <meta:initial-creator/>
    <meta:editing-cycles>10</meta:editing-cycles>
    <dc:date>2014-09-24T22:55:35.853986789</dc:date>
    <meta:editing-duration>PT55M25S</meta:editing-duration>
    <meta:document-statistic meta:table-count="3" meta:image-count="0" meta:object-count="0" meta:page-count="10" meta:paragraph-count="515" meta:word-count="1861" meta:character-count="11219" meta:non-whitespace-character-count="9840"/>
  </office:meta>
</office:document-meta>
</file>